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cm" svg:height="1cm" svg:x="1.9cm" svg:y="2.1cm">
          <text:p text:style-name="P1"><text:span text:style-name="T1">gtk/gtk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cm" svg:height="1cm" svg:x="11.784cm" svg:y="2.585cm">
          <text:p text:style-name="P1"><text:span text:style-name="T1">mai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5.6cm" svg:height="1cm" svg:x="21.8cm" svg:y="1.7cm">
          <text:p text:style-name="P1"><text:span text:style-name="T1">gdk/gdkkeysym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cm" svg:height="1cm" svg:x="2.2cm" svg:y="7.2cm">
          <text:p text:style-name="P1"><text:span text:style-name="T1">menu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1cm" svg:height="1cm" svg:x="21.7cm" svg:y="7.1cm">
          <text:p text:style-name="P1"><text:span text:style-name="T1">tool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1cm" svg:height="1cm" svg:x="15.2cm" svg:y="7.1cm">
          <text:p text:style-name="P1"><text:span text:style-name="T1">status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1cm" svg:height="1cm" svg:x="8.3cm" svg:y="7.1cm">
          <text:p text:style-name="P1"><text:span text:style-name="T1">treeview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1cm" svg:height="1cm" svg:x="18.5cm" svg:y="11.5cm">
          <text:p text:style-name="P1"><text:span text:style-name="T1">window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1cm" svg:height="1cm" svg:x="6cm" svg:y="11.6cm">
          <text:p text:style-name="P1"><text:span text:style-name="T1">callback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1.8cm" svg:y1="2.2cm" svg:x2="15.884cm" svg:y2="3.085cm" draw:start-shape="id1" draw:start-glue-point="3" draw:end-shape="id2" draw:end-glue-point="1" svg:d="m21800 2200c-4437 0-1479 885-5916 885">
          <text:p/>
        </draw:connector>
        <draw:connector draw:style-name="gr2" draw:text-style-name="P1" draw:layer="layout" draw:type="curve" svg:x1="6cm" svg:y1="2.6cm" svg:x2="11.784cm" svg:y2="3.085cm" draw:start-shape="id3" draw:start-glue-point="1" draw:end-shape="id2" draw:end-glue-point="3" svg:d="m6000 2600c4338 0 1446 485 5784 485">
          <text:p/>
        </draw:connector>
        <draw:custom-shape draw:style-name="gr1" draw:text-style-name="P2" xml:id="id10" draw:id="id10" draw:layer="layout" svg:width="4.1cm" svg:height="1cm" svg:x="11.6cm" svg:y="13.5cm">
          <text:p text:style-name="P1"><text:span text:style-name="T1">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3.834cm" svg:y1="3.585cm" svg:x2="4.25cm" svg:y2="7.2cm" draw:start-shape="id2" draw:start-glue-point="2" draw:end-shape="id4" draw:end-glue-point="0" svg:d="m13834 3585c0 2712-9584 905-9584 3615">
          <text:p/>
        </draw:connector>
        <draw:connector draw:style-name="gr2" draw:text-style-name="P1" draw:layer="layout" draw:type="curve" svg:x1="13.834cm" svg:y1="3.585cm" svg:x2="10.35cm" svg:y2="7.1cm" draw:start-shape="id2" draw:start-glue-point="2" draw:end-shape="id5" draw:end-glue-point="0" svg:d="m13834 3585c0 2637-3484 880-3484 3515">
          <text:p/>
        </draw:connector>
        <draw:connector draw:style-name="gr2" draw:text-style-name="P1" draw:layer="layout" draw:type="curve" svg:x1="13.834cm" svg:y1="3.585cm" svg:x2="17.25cm" svg:y2="7.1cm" draw:start-shape="id2" draw:end-shape="id6" svg:d="m13834 3585c0 2637 3416 880 3416 3515">
          <text:p/>
        </draw:connector>
        <draw:connector draw:style-name="gr2" draw:text-style-name="P1" draw:layer="layout" draw:type="curve" svg:x1="13.834cm" svg:y1="3.585cm" svg:x2="23.75cm" svg:y2="7.1cm" draw:start-shape="id2" draw:start-glue-point="2" draw:end-shape="id7" draw:end-glue-point="0" svg:d="m13834 3585c0 2637 9916 880 9916 3515">
          <text:p/>
        </draw:connector>
        <draw:connector draw:style-name="gr2" draw:text-style-name="P1" draw:layer="layout" draw:type="curve" svg:x1="13.834cm" svg:y1="3.585cm" svg:x2="20.55cm" svg:y2="11.5cm" draw:start-shape="id2" draw:start-glue-point="2" draw:end-shape="id8" svg:d="m13834 3585c0 5937 6716 1980 6716 7915">
          <text:p/>
        </draw:connector>
        <draw:connector draw:style-name="gr2" draw:text-style-name="P1" draw:layer="layout" draw:type="curve" svg:x1="8.05cm" svg:y1="12.6cm" svg:x2="11.6cm" svg:y2="14cm" draw:start-shape="id9" draw:start-glue-point="2" draw:end-shape="id10" draw:end-glue-point="3" svg:d="m8050 12600c0 934 1183 1400 3550 1400">
          <text:p/>
        </draw:connector>
        <draw:connector draw:style-name="gr3" draw:text-style-name="P1" draw:layer="layout" draw:type="curve" svg:x1="6.3cm" svg:y1="7.7cm" svg:x2="8.05cm" svg:y2="11.6cm" draw:start-shape="id4" draw:start-glue-point="1" draw:end-shape="id9" draw:end-glue-point="0" svg:d="m6300 7700c1167 0 1750 1300 1750 3900">
          <text:p/>
        </draw:connector>
        <draw:connector draw:style-name="gr3" draw:text-style-name="P1" draw:layer="layout" draw:type="curve" svg:x1="10.35cm" svg:y1="8.1cm" svg:x2="8.05cm" svg:y2="11.6cm" draw:start-shape="id5" draw:start-glue-point="2" draw:end-shape="id9" draw:end-glue-point="0" svg:d="m10350 8100c0 2625-2300 875-2300 3500">
          <text:p/>
        </draw:connector>
        <draw:connector draw:style-name="gr3" draw:text-style-name="P1" draw:layer="layout" draw:type="curve" svg:x1="15.2cm" svg:y1="7.6cm" svg:x2="10.1cm" svg:y2="12.1cm" draw:start-shape="id6" draw:start-glue-point="3" draw:end-shape="id9" draw:end-glue-point="1" svg:d="m15200 7600c-3825 0-1275 4500-5100 4500">
          <text:p/>
        </draw:connector>
        <draw:connector draw:style-name="gr3" draw:text-style-name="P1" draw:layer="layout" draw:type="curve" svg:x1="21.7cm" svg:y1="7.6cm" svg:x2="10.1cm" svg:y2="12.1cm" draw:start-shape="id7" draw:start-glue-point="3" draw:end-shape="id9" draw:end-glue-point="1" svg:d="m21700 7600c-8700 0-2900 4500-11600 4500">
          <text:p/>
        </draw:connector>
        <draw:connector draw:style-name="gr4" draw:text-style-name="P1" draw:layer="layout" draw:type="curve" svg:x1="18.5cm" svg:y1="12cm" svg:x2="10.1cm" svg:y2="12.1cm" draw:start-shape="id8" draw:start-glue-point="3" draw:end-shape="id9" svg:d="m18500 12000c-6300 0-2100 100-8400 100">
          <text:p/>
        </draw:connector>
        <draw:frame draw:style-name="gr5" draw:layer="layout" svg:width="22.266cm" svg:height="1.673cm" svg:x="1.512cm" svg:y="14.938cm">
          <draw:text-box>
            <text:p>En main.c es donde se definen los callbacks (de callbacks.c) de la aplicacion,</text:p>
            <text:p>Ahi tambien se inicializa la ventana principal (con toda su decoracio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7T11:34:14.931742168</meta:creation-date>
    <dc:date>2014-10-07T12:56:32</dc:date>
    <meta:editing-duration>PT56M34S</meta:editing-duration>
    <meta:editing-cycles>3</meta:editing-cycles>
    <meta:generator>LibreOffice/3.5$Linux_x86 LibreOffice_project/350m1$Build-2</meta:generator>
    <dc:creator>Alef Ariel</dc:creator>
    <meta:document-statistic meta:object-count="24"/>
  </office:meta>
</office:document-meta>
</file>